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96fc7" officeooo:paragraph-rsid="00196fc7"/>
    </style:style>
    <style:style style:name="P2" style:family="paragraph" style:parent-style-name="Standard">
      <style:text-properties officeooo:rsid="00196fc7" officeooo:paragraph-rsid="001b105b"/>
    </style:style>
    <style:style style:name="P3" style:family="paragraph" style:parent-style-name="Standard">
      <style:text-properties officeooo:rsid="00196fc7" officeooo:paragraph-rsid="001f3f27"/>
    </style:style>
    <style:style style:name="P4" style:family="paragraph" style:parent-style-name="Standard">
      <style:text-properties officeooo:rsid="001b105b" officeooo:paragraph-rsid="001b105b"/>
    </style:style>
    <style:style style:name="P5" style:family="paragraph" style:parent-style-name="Standard">
      <style:text-properties officeooo:rsid="001b105b" officeooo:paragraph-rsid="00209b38"/>
    </style:style>
    <style:style style:name="P6" style:family="paragraph" style:parent-style-name="Standard">
      <style:paragraph-properties fo:text-align="center" style:justify-single-word="false"/>
      <style:text-properties fo:font-size="16pt" fo:font-style="italic" fo:font-weight="bold" officeooo:rsid="00196fc7" officeooo:paragraph-rsid="00196fc7" style:font-size-asian="16pt" style:font-style-asian="italic" style:font-weight-asian="bold" style:font-size-complex="16pt" style:font-style-complex="italic" style:font-weight-complex="bold"/>
    </style:style>
    <style:style style:name="P7" style:family="paragraph" style:parent-style-name="Standard">
      <style:text-properties officeooo:rsid="001e51b8" officeooo:paragraph-rsid="001e51b8"/>
    </style:style>
    <style:style style:name="P8" style:family="paragraph" style:parent-style-name="Standard">
      <style:text-properties officeooo:rsid="001e51b8" officeooo:paragraph-rsid="001e9228"/>
    </style:style>
    <style:style style:name="P9" style:family="paragraph" style:parent-style-name="Standard">
      <style:text-properties officeooo:rsid="001e51b8" officeooo:paragraph-rsid="001f3f27"/>
    </style:style>
    <style:style style:name="P10" style:family="paragraph" style:parent-style-name="Standard">
      <style:text-properties officeooo:rsid="00209b38" officeooo:paragraph-rsid="00209b38"/>
    </style:style>
    <style:style style:name="P11" style:family="paragraph" style:parent-style-name="Standard">
      <style:paragraph-properties fo:break-before="page"/>
      <style:text-properties officeooo:rsid="001e51b8" officeooo:paragraph-rsid="001e51b8"/>
    </style:style>
    <style:style style:name="P12" style:family="paragraph" style:parent-style-name="Standard">
      <style:paragraph-properties fo:break-before="page"/>
      <style:text-properties officeooo:rsid="00196fc7" officeooo:paragraph-rsid="001f3f27"/>
    </style:style>
    <style:style style:name="T1" style:family="text">
      <style:text-properties officeooo:rsid="00196fc7"/>
    </style:style>
    <style:style style:name="T2" style:family="text">
      <style:text-properties officeooo:rsid="001b105b"/>
    </style:style>
    <style:style style:name="T3" style:family="text">
      <style:text-properties officeooo:rsid="001e9228"/>
    </style:style>
    <style:style style:name="T4" style:family="text">
      <style:text-properties officeooo:rsid="001f3f27"/>
    </style:style>
    <style:style style:name="T5" style:family="text">
      <style:text-properties officeooo:rsid="00209b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aspberry Pi XBOX MEDIA CENTER (XBMC now KODI) Outline</text:p>
      <text:p text:style-name="P1"/>
      <text:p text:style-name="P1"><text:tab/>XBMC is a program originally designed to transform the first XBox into a home theater PC. <text:s/>It has since been ported to multiple operating systems and devices. <text:s/>It is software developed with the opensource modle by the XBMC Foundation, a collective of programmers from around the world.</text:p>
      <text:p text:style-name="P1"/>
      <text:p text:style-name="P1"><text:tab/>With version 14 of the software, XBMC was renamed to KODI. <text:s/>It was renamed to reflect that the software target device is not necessarily the XBOX anymore, but any platform that can handle the software. <text:s/>The name is not an accronym. <text:s/>It was actually chosen based on the shape of the letters. <text:s/>As they can be graphically modified to represent: previous, stop, play/next, and pause.</text:p>
      <text:p text:style-name="P1"/>
      <text:p text:style-name="P1"><text:tab/>We are going to install KODI on a Raspberry Pi. <text:s/>To do so we will need the following:</text:p>
      <text:p text:style-name="P1"><text:tab/><text:tab/>- Video device (monitor, television, etc. <text:s/>. .)</text:p>
      <text:p text:style-name="P1"><text:tab/><text:tab/>- Raspberry Pi (A, B, B+, 2)</text:p>
      <text:p text:style-name="P1"><text:tab/><text:tab/>- 5v Power Adapter</text:p>
      <text:p text:style-name="P1"><text:tab/><text:tab/>- Micro SD Card (Class 6 +)</text:p>
      <text:p text:style-name="P1"><text:tab/><text:tab/>- Keyboard</text:p>
      <text:p text:style-name="P1"><text:tab/><text:tab/>- Mouse</text:p>
      <text:p text:style-name="P1"><text:tab/><text:tab/>- IR Sensor &amp; Jumper Wires</text:p>
      <text:p text:style-name="P1"><text:tab/><text:tab/>- Ethernate Cable / WiFi USB Adapter</text:p>
      <text:p text:style-name="P1">-<text:tab/><text:tab/> Enclosure or Development Platform</text:p>
      <text:p text:style-name="P1"><text:tab/><text:tab/>- Second Computer (we will be doing the build with a Linux based OS, but the build can <text:tab/><text:tab/><text:tab/>be achieved with either Mac or Windows)</text:p>
      <text:p text:style-name="P1"><text:tab/><text:tab/>- <text:span text:style-name="T2">Remote control</text:span></text:p>
      <text:p text:style-name="P1"><text:tab/><text:tab/>- USB HUB (optional)</text:p>
      <text:p text:style-name="P1"/>
      <text:p text:style-name="P1"><text:tab/>The steps to set up the system will be:</text:p>
      <text:p text:style-name="P1"><text:tab/><text:tab/>1. Choose an distribution and download it to the second computer.</text:p>
      <text:p text:style-name="P1"><text:tab/><text:tab/>2. Write the image to the microSD card.</text:p>
      <text:p text:style-name="P2"><text:tab/><text:tab/>3. <text:span text:style-name="T2">Connect the wires and devices:</text:span></text:p>
      <text:p text:style-name="P2"><text:tab/><text:tab/><text:tab/>- Connect the HDMI to the Raspberry Pi <text:s/>and to the screen.</text:p>
      <text:p text:style-name="P1"><text:tab/><text:tab/><text:tab/>- Connect keyboard &amp; <text:span text:style-name="T2">m</text:span>ouse.</text:p>
      <text:p text:style-name="P1"><text:tab/><text:tab/><text:tab/>- Connect IR Reciever.</text:p>
      <text:p text:style-name="P1"><text:tab/><text:tab/><text:tab/>- <text:span text:style-name="T2">Insert the microSD card.</text:span></text:p>
      <text:p text:style-name="P4"><text:tab/><text:tab/><text:span text:style-name="T5">4</text:span>. Configure the system.</text:p>
      <text:p text:style-name="P5"><text:tab/><text:tab/><text:tab/>- Connect the power adapter <text:span text:style-name="T5">to boot the Raspberry Pi</text:span></text:p>
      <text:p text:style-name="P4"><text:tab/><text:tab/><text:tab/>- Initial boot configuration</text:p>
      <text:p text:style-name="P4"><text:tab/><text:tab/><text:tab/>- Setup network</text:p>
      <text:p text:style-name="P4"><text:tab/><text:tab/><text:tab/>- Adjust screen</text:p>
      <text:p text:style-name="P4"><text:tab/><text:tab/><text:tab/>- Configure media sources</text:p>
      <text:p text:style-name="P4"><text:tab/><text:tab/><text:tab/>-.Setup remote control.</text:p>
      <text:p text:style-name="P4"><text:tab/><text:tab/>6. Enjoy the media center!</text:p>
      <text:p text:style-name="P4"/>
      <text:p text:style-name="P11">Notes on SD Card:</text:p>
      <text:p text:style-name="P7"><text:tab/>&gt; Look for an SD card with wear leveling. <text:s/>They are usually more expensive.</text:p>
      <text:p text:style-name="P7"><text:tab/><text:tab/>- Wear leveling spreads the read and writes across the whole area of the avaliable disk <text:tab/><text:tab/><text:tab/><text:tab/>space, instead of continusouly reading and writing in the same location of the <text:tab/><text:tab/><text:tab/><text:tab/>disk.</text:p>
      <text:p text:style-name="P7"><text:tab/><text:tab/>- 8GB+ of disk space is recommended. <text:s/>Larger cards last longer because they have more <text:tab/><text:tab/><text:tab/>space for wear leveling.</text:p>
      <text:p text:style-name="P7"><text:tab/>&gt; Suitable disks to consider:</text:p>
      <text:p text:style-name="P7"><text:tab/><text:tab/>- Sandisk Extream Pro 8GB Micro SDHC</text:p>
      <text:p text:style-name="P7"><text:tab/><text:tab/>- Samsung Class 6 8GB Micro SD</text:p>
      <text:p text:style-name="P7"><text:tab/><text:tab/>- Kingston Class 10 8GB Micro SD</text:p>
      <text:p text:style-name="P7"/>
      <text:p text:style-name="P7">----------------------------------------------------------------------------------------------------------------------------</text:p>
      <text:p text:style-name="P7"/>
      <text:p text:style-name="P7">Step 1, Choose a Raspberry Pi Compatible Distribution:</text:p>
      <text:p text:style-name="P7"/>
      <text:p text:style-name="P8"><text:tab/>There are a few distributions preconfigured for intial setup as KODI media centers. <text:s/>Here are two great options: OpenELEC &lt; <text:a xlink:type="simple" xlink:href="http://openelec.tv/get-openelec" text:style-name="Internet_20_link" text:visited-style-name="Visited_20_Internet_20_Link"><text:span text:style-name="T3">http://openelec.tv/get-openelec</text:span></text:a> &gt;, and OSMC &lt; <text:a xlink:type="simple" xlink:href="https://osmc.tv/download/" text:style-name="Internet_20_link" text:visited-style-name="Visited_20_Internet_20_Link"><text:span text:style-name="T3">https://osmc.tv/download/</text:span></text:a> &gt;. <text:s/>Both are designed to begin initial configuration on first boot and work great. <text:s/>For this build we will be installing OpenELEC.</text:p>
      <text:p text:style-name="P7"><text:tab/>Navigate to the distribution of choice and download the disk image. <text:s/></text:p>
      <text:p text:style-name="P7"/>
      <text:p text:style-name="P7">Step 2, <text:span text:style-name="T1">Write the image to the microSD car:</text:span></text:p>
      <text:p text:style-name="P7"/>
      <text:p text:style-name="P7"><text:tab/>To do this we will need to employ the services of the utility computer. <text:s/>In our case the machine has a Linux based operating system. <text:s/>To write the disk image on this system we will do so with the console utility `dd`.</text:p>
      <text:p text:style-name="P8"><text:tab/>Open a terminal and navigate to the directory of where the image was downloaded. <text:s/>If need be extract the file, eg `tar -xzvf name_of_file.gz`; <text:span text:style-name="T3">here is a reference: &lt; </text:span><text:a xlink:type="simple" xlink:href="https://xkcd.com/1168/" text:style-name="Internet_20_link" text:visited-style-name="Visited_20_Internet_20_Link"><text:span text:style-name="T3">https://xkcd.com/1168/</text:span></text:a><text:span text:style-name="T3"> &gt;. <text:s/>Then to <text:s text:c="2"/>do the write process with `dd` we need to know the device name of the microSD card. <text:s/>To discover what it is, list the contents of the device directory with: `ls /dev`. <text:s/>Take not of any device name starting with “sd*” or “mmcblk*”. <text:s/>Then insert the microSD card and list the contents of the directory again. <text:s/>There should be an additional device name added to the list. <text:s/>It might be something simmilar to “mmcblk0”. <text:s/>Double check to make absolutley sure this is the correct device name by removing listing the contents of the directory, checking the list, reinserting the disk, and listing the contents of the directory again. <text:s/>*** It is critical that the device names are accurate ***</text:span> </text:p>
      <text:p text:style-name="P8"><text:tab/><text:span text:style-name="T4">Once the device name is known it is time to write to the disk. <text:s/>Do so with the dd utility by modifying the following instruction with the approporate disk image name and device name of the SD card: `sudo dd if=./raspberrypi_disk_image_name of=/dev/microsd_card_device_name`. This will start the process. <text:s/>It will take some time. <text:s/>This instruction has not output so it might appear as though the system is not doing anything, but it is.</text:span></text:p>
      <text:p text:style-name="P9"><text:tab/><text:span text:style-name="T4">To get status output of the process, open another terminal and type in the following instruction: “sudo watch -n 1 kill -USR1 `pidof dd`”. <text:s/>Then go back to the terminal with the dd instruction. <text:s/>There should be status output. <text:s/>After the write completes close the terminal with the second instruction. At this point the disk should be ready to boot.</text:span></text:p>
      <text:p text:style-name="P9"/>
      <text:p text:style-name="P12">3. <text:span text:style-name="T2">Connect the wires and devices:</text:span></text:p>
      <text:p text:style-name="P3"><text:tab/><text:tab/><text:tab/>- Connect the HDMI to the Raspberry Pi <text:s/>and to the screen.</text:p>
      <text:p text:style-name="P3"><text:tab/><text:tab/><text:tab/>- Connect keyboard &amp; <text:span text:style-name="T2">m</text:span>ouse.</text:p>
      <text:p text:style-name="P3"><text:tab/><text:tab/><text:tab/>- Connect IR Reciever.</text:p>
      <text:p text:style-name="P3"><text:tab/><text:tab/><text:tab/>- <text:span text:style-name="T2">Insert the microSD card.</text:span></text:p>
      <text:p text:style-name="P3"><text:tab/></text:p>
      <text:p text:style-name="P10">Connect IR Sensor:</text:p>
      <text:p text:style-name="P10"/>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7T15:19:38.875393851</meta:creation-date>
    <dc:date>2015-04-07T16:56:27.101072495</dc:date>
    <meta:editing-duration>PT24M24S</meta:editing-duration>
    <meta:editing-cycles>3</meta:editing-cycles>
    <meta:generator>LibreOffice/4.3.5.2.0$Linux_X86_64 LibreOffice_project/430m0$Build-2</meta:generator>
    <meta:document-statistic meta:table-count="0" meta:image-count="0" meta:object-count="0" meta:page-count="3" meta:paragraph-count="56" meta:word-count="846" meta:character-count="5018" meta:non-whitespace-character-count="4077"/>
  </office:meta>
</office:document-meta>
</file>